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mAbstractObject: don't create objects in the db if the shortname is new, but set a var to "to be created"</text:p>
            <text:p>→ create in the db when the shortname is chang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EditWidget: sync when changing I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evrait afficher le user shortname dans schedulee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u schedule peut etre un peu plus gran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of extensions in filetypes: add shortname if not contain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c editors (to limit the number of widgets)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per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pline: pipename not update when pipefile updat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 performance issues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perf</text:p>
          </table:table-cell>
          <table:table-cell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office:value-type="string" calcext:value-type="string">
            <text:p>schedule remoev comment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51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23:'General tasks'.AMJ1048576 'General tasks'.A9:'General tasks'.B9 'General tasks'.A11:'General tasks'.B1048576 'General tasks'.A1:'General tasks'.AMJ8 'General tasks'.C9:'General tasks'.AMJ22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1">00/00/0000</text:date>, <text:time style:data-style-name="N2" text:time-value="08:20:34.504129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1T14:19:09.756805965</dc:date>
    <meta:editing-duration>PT10H21M46S</meta:editing-duration>
    <meta:editing-cycles>92</meta:editing-cycles>
    <meta:document-statistic meta:table-count="11" meta:cell-count="271" meta:object-count="0"/>
  </office:meta>
</office:document-meta>
</file>